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8600000037EC2B2E17.png" manifest:media-type=""/>
  <manifest:file-entry manifest:full-path="Pictures/10000000000000AB0000005447006FA7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es" fo:country="AR" style:font-size-asian="10pt" style:font-name-complex="Arial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language="es" fo:country="AR" style:font-size-asian="10pt" style:font-name-complex="Arial" style:font-size-complex="10pt"/>
    </style:style>
    <style:style style:name="P3" style:family="paragraph" style:parent-style-name="Standard">
      <style:text-properties style:font-name="Arial" fo:font-size="10pt" fo:language="es" fo:country="AR" officeooo:rsid="001c4e6c" officeooo:paragraph-rsid="000d70f2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s" fo:country="AR" fo:font-style="italic" style:font-size-asian="10pt" style:font-style-asian="italic" style:font-name-complex="Arial" style:font-size-complex="1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style:font-name="Arial" fo:font-size="10pt" fo:language="es" fo:country="AR" style:font-size-asian="10pt" style:font-name-complex="Arial" style:font-size-complex="10pt"/>
    </style:style>
    <style:style style:name="P8" style:family="paragraph" style:parent-style-name="Standard" style:master-page-name="Standard">
      <style:paragraph-properties style:page-number="auto"/>
      <style:text-properties style:font-name="Arial" fo:font-size="10pt" fo:language="es" fo:country="AR" style:font-size-asian="10pt" style:font-name-complex="Arial" style:font-size-complex="10pt"/>
    </style:style>
    <style:style style:name="P9" style:family="paragraph" style:parent-style-name="Standard">
      <style:paragraph-properties fo:padding="0.0291in" fo:border-left="none" fo:border-right="none" fo:border-top="none" fo:border-bottom="0.06pt solid #000000" style:join-border="false"/>
    </style:style>
    <style:style style:name="P10" style:family="paragraph" style:parent-style-name="Standard">
      <style:paragraph-properties fo:break-before="page"/>
      <style:text-properties style:font-name="Arial" fo:font-size="10pt" fo:language="es" fo:country="AR" officeooo:paragraph-rsid="000d70f2" style:font-size-asian="10pt" style:font-name-complex="Arial" style:font-size-complex="10pt"/>
    </style:style>
    <style:style style:name="P11" style:family="paragraph" style:parent-style-name="Header">
      <style:text-properties fo:language="es" fo:country="AR"/>
    </style:style>
    <style:style style:name="T1" style:family="text">
      <style:text-properties style:font-name="Arial" fo:font-size="10pt" fo:language="es" fo:country="AR" style:font-size-asian="10pt" style:font-name-complex="Arial" style:font-size-complex="10pt"/>
    </style:style>
    <style:style style:name="T2" style:family="text">
      <style:text-properties officeooo:rsid="0016f69f"/>
    </style:style>
    <style:style style:name="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2">Convocatoria Programa INT Presenta</text:p>
      <text:p text:style-name="P6"><text:span text:style-name="T1">Inscripción para el Catálogo 2015</text:span></text:p>
      <text:p text:style-name="P2"/>
      <text:p text:style-name="P5">(Para entregar al responsable)</text:p>
      <text:p text:style-name="P1"/>
      <text:p text:style-name="P3">Fecha de impresión del remito: 01/12/2014 11:22:09</text:p>
      <text:p text:style-name="P1"/>
      <text:p text:style-name="P4">Nombre del Espectáculo: <text:span text:style-name="T2">sfgsdfgfdgdfgdfg</text:span></text:p>
      <text:p text:style-name="P4">Provincia: <text:span text:style-name="T2">CHUBUT</text:span></text:p>
      <text:p text:style-name="P4">Región: <text:span text:style-name="T2">PATAGONIA</text:span></text:p>
      <text:p text:style-name="P1"/>
      <text:p text:style-name="P4">Nº de trámite: <text:span text:style-name="T2">4</text:span></text:p>
      <text:p text:style-name="P4">Fecha de trámite: <text:span text:style-name="T2">21/11/2014 12:57:02</text:span></text:p>
      <text:p text:style-name="P1"/>
      <text:p text:style-name="P4">Datos del Responsable: <text:span text:style-name="T2">adsfsdafsdf - CUIT: 20382580274</text:span></text:p>
      <text:p text:style-name="P1"/>
      <text:p text:style-name="P1"/>
      <text:p text:style-name="P1">Recordar que se debe adjuntar copia del DVD del espectáculo y copia certificada del DNI del Responsable, antes de la fecha de cierre de la convocatoria.</text:p>
      <text:p text:style-name="P1"/>
      <text:p text:style-name="P7"/>
      <text:p text:style-name="P1"/>
      <text:p text:style-name="P1">Para completar en la Representación Provincial del INT</text:p>
      <text:p text:style-name="P1"/>
      <text:p text:style-name="P9"><text:span text:style-name="T1">Fecha de entrega y sello </text:span></text:p>
      <text:p text:style-name="P4"/>
      <text:p text:style-name="P10"/>
      <text:section text:style-name="Sect1" text:name="Section1">
        <text:p text:style-name="P11"><text:tab/><text:tab/></text:p>
        <text:p text:style-name="P2">Convocatoria Programa INT Presenta</text:p>
        <text:p text:style-name="P2">Inscripción para el Catálogo 2015</text:p>
        <text:p text:style-name="P1"/>
        <text:p text:style-name="P5">(Para remitir al Área de Coordinación (Dcion. De Fomento)</text:p>
        <text:p text:style-name="P1"/>
        <text:p text:style-name="P3">Fecha de impresión del remito: 01/12/2014 11:22:09</text:p>
        <text:p text:style-name="P4"/>
        <text:p text:style-name="P4">Nombre del Espectáculo: <text:span text:style-name="T2">sfgsdfgfdgdfgdfg</text:span></text:p>
        <text:p text:style-name="P4">Provincia: <text:span text:style-name="T2">CHUBUT</text:span></text:p>
        <text:p text:style-name="P4">Región: <text:span text:style-name="T2">PATAGONIA</text:span></text:p>
        <text:p text:style-name="P4"/>
        <text:p text:style-name="P4">Nº de trámite: <text:span text:style-name="T2">4</text:span></text:p>
        <text:p text:style-name="P4">Fecha de trámite: <text:span text:style-name="T2">21/11/2014 12:57:02</text:span></text:p>
        <text:p text:style-name="P4"/>
        <text:p text:style-name="P1">Datos del Responsable: <text:span text:style-name="T2">adsfsdafsdf - CUIT: 20382580274</text:span></text:p>
        <text:p text:style-name="P1"/>
        <text:p text:style-name="P1"/>
        <text:p text:style-name="P1">Recordar que se debe adjuntar copia del DVD del espectáculo y copia certificada del DNI del Responsable, antes de la fecha de cierre de la convocatoria.</text:p>
        <text:p text:style-name="P1"/>
        <text:p text:style-name="P7"/>
        <text:p text:style-name="P1"/>
        <text:p text:style-name="P1">Para completar en la Representación Provincial del INT</text:p>
        <text:p text:style-name="P1"/>
        <text:p text:style-name="P1">Fecha de entrega y sello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AR"/>
    </style:style>
    <style:style style:name="Mfr1" style:family="graphic" style:parent-style-name="Graphics">
      <style:graphic-properties fo:margin-left="0in" fo:margin-right="0in" style:vertical-pos="top" style:vertical-rel="baseline" fo:padding-left="0.1008in" fo:padding-right="0.1008in" fo:padding-top="0.0508in" fo:padding-bottom="0.05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9839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bottom="0.4535in" style:dynamic-spacing="tru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_0" text:anchor-type="as-char" svg:width="2.3752in" svg:height="1.1665in" draw:z-index="1"><draw:image xlink:href="Pictures/10000000000000AB0000005447006FA7.jpg" xlink:type="simple" xlink:show="embed" xlink:actuate="onLoad"/></draw:frame><text:tab/><text:tab/><draw:frame draw:style-name="Mfr1" draw:name="pic_1" text:anchor-type="as-char" svg:width="1.8626in" svg:height="0.7646in" draw:z-index="3"><draw:image xlink:href="Pictures/100002010000008600000037EC2B2E17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ontinelli</meta:initial-creator>
    <meta:creation-date>2014-10-23T12:30:00</meta:creation-date>
    <dc:date>2014-10-29T22:57:47</dc:date>
    <meta:editing-cycles>8</meta:editing-cycles>
    <meta:editing-duration>PT17M</meta:editing-duration>
    <meta:generator>LibreOffice/4.0.2.2$Linux_X86_64 LibreOffice_project/400m0$Build-2</meta:generator>
    <meta:document-statistic meta:table-count="0" meta:image-count="2" meta:object-count="0" meta:page-count="2" meta:paragraph-count="28" meta:word-count="161" meta:character-count="1215" meta:non-whitespace-character-count="1074"/>
  </office:meta>
</office:document-meta>
</file>